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0.45cm" fo:min-width="1cm"/>
    </style:style>
    <style:style style:name="gr2" style:family="graphic" style:parent-style-name="standard">
      <style:graphic-properties draw:stroke="none" draw:fill-color="#f96e00" draw:textarea-horizontal-align="justify" draw:textarea-vertical-align="middle" draw:auto-grow-height="false" fo:min-height="3.15cm" fo:min-width="1cm"/>
    </style:style>
    <style:style style:name="gr3" style:family="graphic" style:parent-style-name="standard">
      <style:graphic-properties draw:stroke="none" draw:fill-color="#ef413d" draw:textarea-horizontal-align="justify" draw:textarea-vertical-align="middle" draw:auto-grow-height="false" fo:min-height="2.35cm" fo:min-width="1cm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 fo:min-height="1.25cm" fo:min-width="1cm"/>
    </style:style>
    <style:style style:name="gr5" style:family="graphic" style:parent-style-name="standard">
      <style:graphic-properties draw:stroke="none" draw:fill-color="#faa61a" draw:textarea-horizontal-align="justify" draw:textarea-vertical-align="middle" draw:auto-grow-height="false" fo:min-height="1.55cm" fo:min-width="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ffffff" draw:marker-start="" draw:marker-end="" svg:stroke-opacity="50%" draw:fill="none" draw:textarea-vertical-align="middle"/>
    </style:style>
    <style:style style:name="gr8" style:family="graphic" style:parent-style-name="objectwithoutfill">
      <style:graphic-properties svg:stroke-color="#ffffff" svg:stroke-opacity="50%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96e00"/>
      <style:paragraph-properties fo:text-align="center"/>
    </style:style>
    <style:style style:name="P3" style:family="paragraph">
      <loext:graphic-properties draw:fill-color="#ef413d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="none" draw:fill-color="#ffffff"/>
      <style:text-properties style:font-name="Fira Mono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Fira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0.7cm" svg:x="4.9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3.4cm" svg:x="6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2.6cm" svg:x="4.9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cm" svg:height="1.5cm" svg:x="8.1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1.8cm" svg:x="8.1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074cm" svg:height="1.267cm" svg:x="4.728cm" svg:y="9.888cm">
          <draw:text-box>
            <text:p><text:span text:style-name="T1">d</text:span><text:span text:style-name="T1">a</text:span><text:span text:style-name="T1">t</text:span><text:span text:style-name="T1">a</text:span><text:span text:style-name="T1">p</text:span><text:span text:style-name="T1">r</text:span><text:span text:style-name="T1">o</text:span><text:span text:style-name="T1">b</text:span><text:span text:style-name="T1">e</text:span></text:p>
          </draw:text-box>
        </draw:frame>
        <draw:connector draw:style-name="gr7" draw:text-style-name="P7" xml:id="id1" draw:id="id1" draw:layer="layout" draw:type="line" svg:x1="5cm" svg:y1="8.777cm" svg:x2="6.966cm" svg:y2="6.381cm" svg:d="M5000 8777l1966-2396" svg:viewBox="0 0 1967 2397">
          <text:p/>
        </draw:connector>
        <draw:connector draw:style-name="gr8" draw:text-style-name="P7" xml:id="id2" draw:id="id2" draw:layer="layout" draw:type="line" svg:x1="5cm" svg:y1="8.777cm" svg:x2="9.433cm" svg:y2="6.954cm" draw:start-shape="id1" draw:start-glue-point="2" svg:d="M5000 8777l4433-1823" svg:viewBox="0 0 4434 1824">
          <text:p/>
        </draw:connector>
        <draw:connector draw:style-name="gr8" draw:text-style-name="P7" xml:id="id3" draw:id="id3" draw:layer="layout" draw:type="line" svg:x1="9.433cm" svg:y1="6.954cm" svg:x2="5.321cm" svg:y2="7.061cm" draw:start-shape="id2" draw:start-glue-point="3" svg:d="M9433 6954l-4112 107" svg:viewBox="0 0 4113 108">
          <text:p/>
        </draw:connector>
        <draw:connector draw:style-name="gr8" draw:text-style-name="P7" xml:id="id4" draw:id="id4" draw:layer="layout" draw:type="line" svg:x1="5.321cm" svg:y1="7.061cm" svg:x2="8.825cm" svg:y2="10.1cm" draw:start-shape="id3" draw:start-glue-point="3" svg:d="M5321 7061l3504 3039" svg:viewBox="0 0 3505 3040">
          <text:p/>
        </draw:connector>
        <draw:connector draw:style-name="gr8" draw:text-style-name="P7" xml:id="id5" draw:id="id5" draw:layer="layout" draw:type="line" svg:x1="8.825cm" svg:y1="10.1cm" svg:x2="8.503cm" svg:y2="8.276cm" draw:start-shape="id4" draw:start-glue-point="3" svg:d="M8825 10100l-322-1824" svg:viewBox="0 0 323 1825">
          <text:p/>
        </draw:connector>
        <draw:connector draw:style-name="gr8" draw:text-style-name="P7" xml:id="id6" draw:id="id6" draw:layer="layout" draw:type="line" svg:x1="8.503cm" svg:y1="8.276cm" svg:x2="7.038cm" svg:y2="7.49cm" draw:start-shape="id5" draw:start-glue-point="3" svg:d="M8503 8276l-1465-786" svg:viewBox="0 0 1466 787">
          <text:p/>
        </draw:connector>
        <draw:connector draw:style-name="gr8" draw:text-style-name="P7" draw:layer="layout" draw:type="line" svg:x1="7.038cm" svg:y1="7.49cm" svg:x2="8.825cm" svg:y2="10.1cm" draw:start-shape="id6" draw:start-glue-point="3" draw:end-shape="id4" draw:end-glue-point="3" svg:d="M7038 7490l1787 2610" svg:viewBox="0 0 1788 2611">
          <text:p/>
        </draw:connector>
        <draw:connector draw:style-name="gr8" draw:text-style-name="P7" xml:id="id7" draw:id="id7" draw:layer="layout" draw:type="line" svg:x1="7.038cm" svg:y1="7.49cm" svg:x2="6.644cm" svg:y2="9.635cm" draw:start-shape="id6" draw:start-glue-point="3" svg:d="M7038 7490l-394 2145" svg:viewBox="0 0 395 2146">
          <text:p/>
        </draw:connector>
        <draw:connector draw:style-name="gr8" draw:text-style-name="P7" draw:layer="layout" draw:type="line" svg:x1="6.644cm" svg:y1="9.635cm" svg:x2="5cm" svg:y2="8.777cm" draw:start-shape="id7" draw:start-glue-point="3" draw:end-shape="id1" draw:end-glue-point="2" svg:d="M6644 9635l-1644-858" svg:viewBox="0 0 1645 859">
          <text:p/>
        </draw:connector>
        <draw:connector draw:style-name="gr8" draw:text-style-name="P7" draw:layer="layout" draw:type="line" svg:x1="6.644cm" svg:y1="9.635cm" svg:x2="8.825cm" svg:y2="10.1cm" draw:start-shape="id7" draw:start-glue-point="3" draw:end-shape="id4" draw:end-glue-point="3" svg:d="M6644 9635l2181 465" svg:viewBox="0 0 2182 466">
          <text:p/>
        </draw:connector>
        <draw:connector draw:style-name="gr8" draw:text-style-name="P7" draw:layer="layout" draw:type="line" svg:x1="5cm" svg:y1="8.777cm" svg:x2="5.321cm" svg:y2="7.061cm" draw:start-shape="id1" draw:start-glue-point="2" draw:end-shape="id3" draw:end-glue-point="3" svg:d="M5000 8777l321-1716" svg:viewBox="0 0 322 1717">
          <text:p/>
        </draw:connector>
        <draw:connector draw:style-name="gr8" draw:text-style-name="P7" draw:layer="layout" draw:type="line" svg:x1="8.503cm" svg:y1="8.276cm" svg:x2="9.433cm" svg:y2="6.954cm" draw:start-shape="id5" draw:start-glue-point="3" draw:end-shape="id2" draw:end-glue-point="3" svg:d="M8503 8276l930-1322" svg:viewBox="0 0 931 1323">
          <text:p/>
        </draw:connector>
        <draw:connector draw:style-name="gr8" draw:text-style-name="P7" draw:layer="layout" draw:type="line" svg:x1="6.966cm" svg:y1="6.381cm" svg:x2="9.433cm" svg:y2="6.954cm" draw:start-shape="id1" draw:start-glue-point="3" draw:end-shape="id2" draw:end-glue-point="3" svg:d="M6966 6381l2467 573" svg:viewBox="0 0 2468 574">
          <text:p/>
        </draw:connector>
        <draw:connector draw:style-name="gr8" draw:text-style-name="P7" draw:layer="layout" draw:type="line" svg:x1="7.038cm" svg:y1="7.49cm" svg:x2="6.966cm" svg:y2="6.381cm" draw:start-shape="id6" draw:start-glue-point="3" draw:end-shape="id1" draw:end-glue-point="3" svg:d="M7038 7490l-72-1109" svg:viewBox="0 0 73 1110">
          <text:p/>
        </draw:connector>
        <draw:connector draw:style-name="gr8" draw:text-style-name="P7" draw:layer="layout" draw:type="line" svg:x1="5.321cm" svg:y1="7.061cm" svg:x2="6.966cm" svg:y2="6.381cm" draw:start-shape="id3" draw:start-glue-point="3" draw:end-shape="id1" draw:end-glue-point="3" svg:d="M5321 7061l1645-680" svg:viewBox="0 0 1646 681">
          <text:p/>
        </draw:connector>
        <draw:connector draw:style-name="gr8" draw:text-style-name="P7" draw:layer="layout" draw:type="line" svg:x1="8.825cm" svg:y1="10.1cm" svg:x2="9.433cm" svg:y2="6.954cm" draw:start-shape="id4" draw:start-glue-point="3" draw:end-shape="id2" draw:end-glue-point="3" svg:d="M8825 10100l608-3146" svg:viewBox="0 0 609 3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8:32:13.118841732</meta:creation-date>
    <dc:date>2019-01-28T23:17:02.735899551</dc:date>
    <meta:editing-duration>PT11M42S</meta:editing-duration>
    <meta:editing-cycles>3</meta:editing-cycles>
    <meta:generator>LibreOffice/6.0.3.2$Linux_X86_64 LibreOffice_project/00m0$Build-2</meta:generator>
    <meta:document-statistic meta:object-count="22"/>
  </office:meta>
</office:document-meta>
</file>